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5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8.9pt"/>
    </style:style>
    <style:style style:name="co3" style:family="table-column">
      <style:table-column-properties fo:break-before="auto" style:column-width="65.06pt"/>
    </style:style>
    <style:style style:name="co4" style:family="table-column">
      <style:table-column-properties fo:break-before="auto" style:column-width="76.65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28.01pt"/>
    </style:style>
    <style:style style:name="co7" style:family="table-column">
      <style:table-column-properties fo:break-before="auto" style:column-width="31.1pt"/>
    </style:style>
    <style:style style:name="co8" style:family="table-column">
      <style:table-column-properties fo:break-before="auto" style:column-width="46.54pt"/>
    </style:style>
    <style:style style:name="co9" style:family="table-column">
      <style:table-column-properties fo:break-before="auto" style:column-width="29.54pt"/>
    </style:style>
    <style:style style:name="co10" style:family="table-column">
      <style:table-column-properties fo:break-before="auto" style:column-width="55.05pt"/>
    </style:style>
    <style:style style:name="co11" style:family="table-column">
      <style:table-column-properties fo:break-before="auto" style:column-width="75.86pt"/>
    </style:style>
    <style:style style:name="co12" style:family="table-column">
      <style:table-column-properties fo:break-before="auto" style:column-width="69.7pt"/>
    </style:style>
    <style:style style:name="co13" style:family="table-column">
      <style:table-column-properties fo:break-before="auto" style:column-width="22.59pt"/>
    </style:style>
    <style:style style:name="co14" style:family="table-column">
      <style:table-column-properties fo:break-before="auto" style:column-width="30.36pt"/>
    </style:style>
    <style:style style:name="co16" style:family="table-column">
      <style:table-column-properties fo:break-before="auto" style:column-width="60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res4=0_outputs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jpi1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jpi3</text:p>
          </table:table-cell>
          <table:table-cell office:value-type="string" calcext:value-type="string">
            <text:p>jpi4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order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formula="of:=IF(ISODD(ROW([.D3]));[.D3];&quot;&quot;)" office:value-type="float" office:value="2.31538" calcext:value-type="float">
            <text:p>2.31538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1538" calcext:value-type="float">
            <text:p>2.31538</text:p>
          </table:table-cell>
          <table:table-cell table:number-columns-repeated="2"/>
          <table:table-cell table:formula="of:=IF(ISODD(ROW([.D4]));[.D4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5]));[.D5];&quot;&quot;)" office:value-type="float" office:value="2.08235" calcext:value-type="float">
            <text:p>2.08235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8235" calcext:value-type="float">
            <text:p>2.08235</text:p>
          </table:table-cell>
          <table:table-cell table:number-columns-repeated="2"/>
          <table:table-cell table:formula="of:=IF(ISODD(ROW([.D6]));[.D6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7]));[.D7];&quot;&quot;)" office:value-type="float" office:value="1.93514" calcext:value-type="float">
            <text:p>1.93514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514" calcext:value-type="float">
            <text:p>1.93514</text:p>
          </table:table-cell>
          <table:table-cell table:number-columns-repeated="2"/>
          <table:table-cell table:formula="of:=IF(ISODD(ROW([.D8]));[.D8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ISODD(ROW([.D9]));[.D9];&quot;&quot;)" office:value-type="float" office:value="2.14085" calcext:value-type="float">
            <text:p>2.14085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14085" calcext:value-type="float">
            <text:p>2.14085</text:p>
          </table:table-cell>
          <table:table-cell table:number-columns-repeated="2"/>
          <table:table-cell table:formula="of:=IF(ISODD(ROW([.D10]));[.D10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11]));[.D11];&quot;&quot;)" office:value-type="float" office:value="2.07192" calcext:value-type="float">
            <text:p>2.0719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7192" calcext:value-type="float">
            <text:p>2.07192</text:p>
          </table:table-cell>
          <table:table-cell table:number-columns-repeated="2"/>
          <table:table-cell table:formula="of:=IF(ISODD(ROW([.D12]));[.D12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3]));[.D13];&quot;&quot;)" office:value-type="float" office:value="1.93414" calcext:value-type="float">
            <text:p>1.93414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414" calcext:value-type="float">
            <text:p>1.93414</text:p>
          </table:table-cell>
          <table:table-cell table:number-columns-repeated="2"/>
          <table:table-cell table:formula="of:=IF(ISODD(ROW([.D14]));[.D14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15]));[.D15];&quot;&quot;)" office:value-type="float" office:value="2.07258" calcext:value-type="float">
            <text:p>2.07258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7258" calcext:value-type="float">
            <text:p>2.07258</text:p>
          </table:table-cell>
          <table:table-cell table:number-columns-repeated="2"/>
          <table:table-cell table:formula="of:=IF(ISODD(ROW([.D16]));[.D16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7]));[.D17];&quot;&quot;)" office:value-type="float" office:value="1.93404" calcext:value-type="float">
            <text:p>1.93404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404" calcext:value-type="float">
            <text:p>1.93404</text:p>
          </table:table-cell>
          <table:table-cell table:number-columns-repeated="2"/>
          <table:table-cell table:formula="of:=IF(ISODD(ROW([.D18]));[.D18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9]));[.D19];&quot;&quot;)" office:value-type="float" office:value="1.93472" calcext:value-type="float">
            <text:p>1.9347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472" calcext:value-type="float">
            <text:p>1.93472</text:p>
          </table:table-cell>
          <table:table-cell table:number-columns-repeated="2"/>
          <table:table-cell table:formula="of:=IF(ISODD(ROW([.D20]));[.D20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ISODD(ROW([.D21]));[.D21];&quot;&quot;)" office:value-type="float" office:value="2.31975" calcext:value-type="float">
            <text:p>2.31975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1975" calcext:value-type="float">
            <text:p>2.31975</text:p>
          </table:table-cell>
          <table:table-cell table:number-columns-repeated="2"/>
          <table:table-cell table:formula="of:=IF(ISODD(ROW([.D22]));[.D22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23]));[.D23];&quot;&quot;)" office:value-type="float" office:value="2.09886" calcext:value-type="float">
            <text:p>2.09886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9886" calcext:value-type="float">
            <text:p>2.09886</text:p>
          </table:table-cell>
          <table:table-cell table:number-columns-repeated="2"/>
          <table:table-cell table:formula="of:=IF(ISODD(ROW([.D24]));[.D24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25]));[.D25];&quot;&quot;)" office:value-type="float" office:value="1.95459" calcext:value-type="float">
            <text:p>1.95459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459" calcext:value-type="float">
            <text:p>1.95459</text:p>
          </table:table-cell>
          <table:table-cell table:number-columns-repeated="2"/>
          <table:table-cell table:formula="of:=IF(ISODD(ROW([.D26]));[.D26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ISODD(ROW([.D27]));[.D27];&quot;&quot;)" office:value-type="float" office:value="2.3924" calcext:value-type="float">
            <text:p>2.3924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3924" calcext:value-type="float">
            <text:p>2.3924</text:p>
          </table:table-cell>
          <table:table-cell table:number-columns-repeated="2"/>
          <table:table-cell table:formula="of:=IF(ISODD(ROW([.D28]));[.D28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29]));[.D29];&quot;&quot;)" office:value-type="float" office:value="2.09452" calcext:value-type="float">
            <text:p>2.0945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9452" calcext:value-type="float">
            <text:p>2.09452</text:p>
          </table:table-cell>
          <table:table-cell table:number-columns-repeated="2"/>
          <table:table-cell table:formula="of:=IF(ISODD(ROW([.D30]));[.D30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31]));[.D31];&quot;&quot;)" office:value-type="float" office:value="1.954" calcext:value-type="float">
            <text:p>1.954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4" calcext:value-type="float">
            <text:p>1.954</text:p>
          </table:table-cell>
          <table:table-cell table:number-columns-repeated="2"/>
          <table:table-cell table:formula="of:=IF(ISODD(ROW([.D32]));[.D32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33]));[.D33];&quot;&quot;)" office:value-type="float" office:value="2.08551" calcext:value-type="float">
            <text:p>2.0855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8551" calcext:value-type="float">
            <text:p>2.08551</text:p>
          </table:table-cell>
          <table:table-cell table:number-columns-repeated="2"/>
          <table:table-cell table:formula="of:=IF(ISODD(ROW([.D34]));[.D34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35]));[.D35];&quot;&quot;)" office:value-type="float" office:value="1.95349" calcext:value-type="float">
            <text:p>1.95349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349" calcext:value-type="float">
            <text:p>1.95349</text:p>
          </table:table-cell>
          <table:table-cell table:number-columns-repeated="2"/>
          <table:table-cell table:formula="of:=IF(ISODD(ROW([.D36]));[.D36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37]));[.D37];&quot;&quot;)" office:value-type="float" office:value="1.95436" calcext:value-type="float">
            <text:p>1.95436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436" calcext:value-type="float">
            <text:p>1.95436</text:p>
          </table:table-cell>
          <table:table-cell table:number-columns-repeated="2"/>
          <table:table-cell table:formula="of:=IF(ISODD(ROW([.D38]));[.D38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39]));[.D39];&quot;&quot;)" office:value-type="float" office:value="1.92094" calcext:value-type="float">
            <text:p>1.92094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2094" calcext:value-type="float">
            <text:p>1.92094</text:p>
          </table:table-cell>
          <table:table-cell table:number-columns-repeated="2"/>
          <table:table-cell table:formula="of:=IF(ISODD(ROW([.D40]));[.D40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41]));[.D41];&quot;&quot;)" office:value-type="float" office:value="1.90832" calcext:value-type="float">
            <text:p>1.9083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832" calcext:value-type="float">
            <text:p>1.90832</text:p>
          </table:table-cell>
          <table:table-cell table:number-columns-repeated="2"/>
          <table:table-cell table:formula="of:=IF(ISODD(ROW([.D42]));[.D42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43]));[.D43];&quot;&quot;)" office:value-type="float" office:value="1.91492" calcext:value-type="float">
            <text:p>1.9149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1492" calcext:value-type="float">
            <text:p>1.91492</text:p>
          </table:table-cell>
          <table:table-cell table:number-columns-repeated="2"/>
          <table:table-cell table:formula="of:=IF(ISODD(ROW([.D44]));[.D44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45]));[.D45];&quot;&quot;)" office:value-type="float" office:value="1.90755" calcext:value-type="float">
            <text:p>1.90755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755" calcext:value-type="float">
            <text:p>1.90755</text:p>
          </table:table-cell>
          <table:table-cell table:number-columns-repeated="2"/>
          <table:table-cell table:formula="of:=IF(ISODD(ROW([.D46]));[.D46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47]));[.D47];&quot;&quot;)" office:value-type="float" office:value="1.91353" calcext:value-type="float">
            <text:p>1.91353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1353" calcext:value-type="float">
            <text:p>1.91353</text:p>
          </table:table-cell>
          <table:table-cell table:number-columns-repeated="2"/>
          <table:table-cell table:formula="of:=IF(ISODD(ROW([.D48]));[.D48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49]));[.D49];&quot;&quot;)" office:value-type="float" office:value="1.90731" calcext:value-type="float">
            <text:p>1.9073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731" calcext:value-type="float">
            <text:p>1.90731</text:p>
          </table:table-cell>
          <table:table-cell table:number-columns-repeated="2"/>
          <table:table-cell table:formula="of:=IF(ISODD(ROW([.D50]));[.D50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51]));[.D51];&quot;&quot;)" office:value-type="float" office:value="1.90793" calcext:value-type="float">
            <text:p>1.90793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793" calcext:value-type="float">
            <text:p>1.90793</text:p>
          </table:table-cell>
          <table:table-cell table:number-columns-repeated="2"/>
          <table:table-cell table:formula="of:=IF(ISODD(ROW([.D52]));[.D52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53]));[.D53];&quot;&quot;)" office:value-type="float" office:value="1.89892" calcext:value-type="float">
            <text:p>1.8989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892" calcext:value-type="float">
            <text:p>1.89892</text:p>
          </table:table-cell>
          <table:table-cell table:number-columns-repeated="2"/>
          <table:table-cell table:formula="of:=IF(ISODD(ROW([.D54]));[.D54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55]));[.D55];&quot;&quot;)" office:value-type="float" office:value="1.89812" calcext:value-type="float">
            <text:p>1.8981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812" calcext:value-type="float">
            <text:p>1.89812</text:p>
          </table:table-cell>
          <table:table-cell table:number-columns-repeated="2"/>
          <table:table-cell table:formula="of:=IF(ISODD(ROW([.D56]));[.D56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57]));[.D57];&quot;&quot;)" office:value-type="float" office:value="1.8982" calcext:value-type="float">
            <text:p>1.898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82" calcext:value-type="float">
            <text:p>1.8982</text:p>
          </table:table-cell>
          <table:table-cell table:number-columns-repeated="2"/>
          <table:table-cell table:formula="of:=IF(ISODD(ROW([.D58]));[.D58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59]));[.D59];&quot;&quot;)" office:value-type="float" office:value="1.89871" calcext:value-type="float">
            <text:p>1.8987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871" calcext:value-type="float">
            <text:p>1.89871</text:p>
          </table:table-cell>
          <table:table-cell table:number-columns-repeated="2"/>
          <table:table-cell table:formula="of:=IF(ISODD(ROW([.D60]));[.D60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ISODD(ROW([.D61]));[.D61];&quot;&quot;)" office:value-type="float" office:value="2.28981" calcext:value-type="float">
            <text:p>2.2898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28981" calcext:value-type="float">
            <text:p>2.28981</text:p>
          </table:table-cell>
          <table:table-cell table:number-columns-repeated="2"/>
          <table:table-cell table:formula="of:=IF(ISODD(ROW([.D62]));[.D62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63]));[.D63];&quot;&quot;)" office:value-type="float" office:value="2.05416" calcext:value-type="float">
            <text:p>2.05416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5416" calcext:value-type="float">
            <text:p>2.05416</text:p>
          </table:table-cell>
          <table:table-cell table:number-columns-repeated="2"/>
          <table:table-cell table:formula="of:=IF(ISODD(ROW([.D64]));[.D64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65]));[.D65];&quot;&quot;)" office:value-type="float" office:value="1.93234" calcext:value-type="float">
            <text:p>1.93234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234" calcext:value-type="float">
            <text:p>1.93234</text:p>
          </table:table-cell>
          <table:table-cell table:number-columns-repeated="2"/>
          <table:table-cell table:formula="of:=IF(ISODD(ROW([.D66]));[.D66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ISODD(ROW([.D67]));[.D67];&quot;&quot;)" office:value-type="float" office:value="2.08717" calcext:value-type="float">
            <text:p>2.08717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8717" calcext:value-type="float">
            <text:p>2.08717</text:p>
          </table:table-cell>
          <table:table-cell table:number-columns-repeated="2"/>
          <table:table-cell table:formula="of:=IF(ISODD(ROW([.D68]));[.D68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69]));[.D69];&quot;&quot;)" office:value-type="float" office:value="2.04239" calcext:value-type="float">
            <text:p>2.04239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4239" calcext:value-type="float">
            <text:p>2.04239</text:p>
          </table:table-cell>
          <table:table-cell table:number-columns-repeated="2"/>
          <table:table-cell table:formula="of:=IF(ISODD(ROW([.D70]));[.D70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71]));[.D71];&quot;&quot;)" office:value-type="float" office:value="1.93133" calcext:value-type="float">
            <text:p>1.93133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133" calcext:value-type="float">
            <text:p>1.93133</text:p>
          </table:table-cell>
          <table:table-cell table:number-columns-repeated="2"/>
          <table:table-cell table:formula="of:=IF(ISODD(ROW([.D72]));[.D72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73]));[.D73];&quot;&quot;)" office:value-type="float" office:value="2.04429" calcext:value-type="float">
            <text:p>2.04429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4429" calcext:value-type="float">
            <text:p>2.04429</text:p>
          </table:table-cell>
          <table:table-cell table:number-columns-repeated="2"/>
          <table:table-cell table:formula="of:=IF(ISODD(ROW([.D74]));[.D74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75]));[.D75];&quot;&quot;)" office:value-type="float" office:value="1.93123" calcext:value-type="float">
            <text:p>1.93123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123" calcext:value-type="float">
            <text:p>1.93123</text:p>
          </table:table-cell>
          <table:table-cell table:number-columns-repeated="2"/>
          <table:table-cell table:formula="of:=IF(ISODD(ROW([.D76]));[.D76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77]));[.D77];&quot;&quot;)" office:value-type="float" office:value="1.93191" calcext:value-type="float">
            <text:p>1.9319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191" calcext:value-type="float">
            <text:p>1.93191</text:p>
          </table:table-cell>
          <table:table-cell table:number-columns-repeated="2"/>
          <table:table-cell table:formula="of:=IF(ISODD(ROW([.D78]));[.D78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ISODD(ROW([.D79]));[.D79];&quot;&quot;)" office:value-type="float" office:value="2.17266" calcext:value-type="float">
            <text:p>2.17266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17266" calcext:value-type="float">
            <text:p>2.17266</text:p>
          </table:table-cell>
          <table:table-cell table:number-columns-repeated="2"/>
          <table:table-cell table:formula="of:=IF(ISODD(ROW([.D80]));[.D80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81]));[.D81];&quot;&quot;)" office:value-type="float" office:value="2.06595" calcext:value-type="float">
            <text:p>2.06595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6595" calcext:value-type="float">
            <text:p>2.06595</text:p>
          </table:table-cell>
          <table:table-cell table:number-columns-repeated="2"/>
          <table:table-cell table:formula="of:=IF(ISODD(ROW([.D82]));[.D82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83]));[.D83];&quot;&quot;)" office:value-type="float" office:value="1.95158" calcext:value-type="float">
            <text:p>1.95158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158" calcext:value-type="float">
            <text:p>1.95158</text:p>
          </table:table-cell>
          <table:table-cell table:number-columns-repeated="2"/>
          <table:table-cell table:formula="of:=IF(ISODD(ROW([.D84]));[.D84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ISODD(ROW([.D85]));[.D85];&quot;&quot;)" office:value-type="float" office:value="2.23452" calcext:value-type="float">
            <text:p>2.2345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23452" calcext:value-type="float">
            <text:p>2.23452</text:p>
          </table:table-cell>
          <table:table-cell table:number-columns-repeated="2"/>
          <table:table-cell table:formula="of:=IF(ISODD(ROW([.D86]));[.D86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87]));[.D87];&quot;&quot;)" office:value-type="float" office:value="2.0603" calcext:value-type="float">
            <text:p>2.0603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603" calcext:value-type="float">
            <text:p>2.0603</text:p>
          </table:table-cell>
          <table:table-cell table:number-columns-repeated="2"/>
          <table:table-cell table:formula="of:=IF(ISODD(ROW([.D88]));[.D88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89]));[.D89];&quot;&quot;)" office:value-type="float" office:value="1.95098" calcext:value-type="float">
            <text:p>1.95098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098" calcext:value-type="float">
            <text:p>1.95098</text:p>
          </table:table-cell>
          <table:table-cell table:number-columns-repeated="2"/>
          <table:table-cell table:formula="of:=IF(ISODD(ROW([.D90]));[.D90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91]));[.D91];&quot;&quot;)" office:value-type="float" office:value="2.05257" calcext:value-type="float">
            <text:p>2.05257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5257" calcext:value-type="float">
            <text:p>2.05257</text:p>
          </table:table-cell>
          <table:table-cell table:number-columns-repeated="2"/>
          <table:table-cell table:formula="of:=IF(ISODD(ROW([.D92]));[.D92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93]));[.D93];&quot;&quot;)" office:value-type="float" office:value="1.95048" calcext:value-type="float">
            <text:p>1.95048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048" calcext:value-type="float">
            <text:p>1.95048</text:p>
          </table:table-cell>
          <table:table-cell table:number-columns-repeated="2"/>
          <table:table-cell table:formula="of:=IF(ISODD(ROW([.D94]));[.D94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95]));[.D95];&quot;&quot;)" office:value-type="float" office:value="1.95135" calcext:value-type="float">
            <text:p>1.95135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135" calcext:value-type="float">
            <text:p>1.95135</text:p>
          </table:table-cell>
          <table:table-cell table:number-columns-repeated="2"/>
          <table:table-cell table:formula="of:=IF(ISODD(ROW([.D96]));[.D96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97]));[.D97];&quot;&quot;)" office:value-type="float" office:value="1.8905" calcext:value-type="float">
            <text:p>1.8905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05" calcext:value-type="float">
            <text:p>1.8905</text:p>
          </table:table-cell>
          <table:table-cell table:number-columns-repeated="2"/>
          <table:table-cell table:formula="of:=IF(ISODD(ROW([.D98]));[.D98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99]));[.D99];&quot;&quot;)" office:value-type="float" office:value="1.9054" calcext:value-type="float">
            <text:p>1.9054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54" calcext:value-type="float">
            <text:p>1.9054</text:p>
          </table:table-cell>
          <table:table-cell table:number-columns-repeated="2"/>
          <table:table-cell table:formula="of:=IF(ISODD(ROW([.D100]));[.D100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101]));[.D101];&quot;&quot;)" office:value-type="float" office:value="1.88325" calcext:value-type="float">
            <text:p>1.88325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8325" calcext:value-type="float">
            <text:p>1.88325</text:p>
          </table:table-cell>
          <table:table-cell table:number-columns-repeated="2"/>
          <table:table-cell table:formula="of:=IF(ISODD(ROW([.D102]));[.D102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03]));[.D103];&quot;&quot;)" office:value-type="float" office:value="1.90462" calcext:value-type="float">
            <text:p>1.9046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462" calcext:value-type="float">
            <text:p>1.90462</text:p>
          </table:table-cell>
          <table:table-cell table:number-columns-repeated="2"/>
          <table:table-cell table:formula="of:=IF(ISODD(ROW([.D104]));[.D104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105]));[.D105];&quot;&quot;)" office:value-type="float" office:value="1.88293" calcext:value-type="float">
            <text:p>1.88293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8293" calcext:value-type="float">
            <text:p>1.88293</text:p>
          </table:table-cell>
          <table:table-cell table:number-columns-repeated="2"/>
          <table:table-cell table:formula="of:=IF(ISODD(ROW([.D106]));[.D106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07]));[.D107];&quot;&quot;)" office:value-type="float" office:value="1.9044" calcext:value-type="float">
            <text:p>1.9044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44" calcext:value-type="float">
            <text:p>1.9044</text:p>
          </table:table-cell>
          <table:table-cell table:number-columns-repeated="2"/>
          <table:table-cell table:formula="of:=IF(ISODD(ROW([.D108]));[.D108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09]));[.D109];&quot;&quot;)" office:value-type="float" office:value="1.90501" calcext:value-type="float">
            <text:p>1.9050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501" calcext:value-type="float">
            <text:p>1.90501</text:p>
          </table:table-cell>
          <table:table-cell table:number-columns-repeated="2"/>
          <table:table-cell table:formula="of:=IF(ISODD(ROW([.D110]));[.D110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11]));[.D111];&quot;&quot;)" office:value-type="float" office:value="1.89602" calcext:value-type="float">
            <text:p>1.8960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602" calcext:value-type="float">
            <text:p>1.89602</text:p>
          </table:table-cell>
          <table:table-cell table:number-columns-repeated="2"/>
          <table:table-cell table:formula="of:=IF(ISODD(ROW([.D112]));[.D112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13]));[.D113];&quot;&quot;)" office:value-type="float" office:value="1.8952" calcext:value-type="float">
            <text:p>1.895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52" calcext:value-type="float">
            <text:p>1.8952</text:p>
          </table:table-cell>
          <table:table-cell table:number-columns-repeated="2"/>
          <table:table-cell table:formula="of:=IF(ISODD(ROW([.D114]));[.D114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15]));[.D115];&quot;&quot;)" office:value-type="float" office:value="1.8953" calcext:value-type="float">
            <text:p>1.8953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53" calcext:value-type="float">
            <text:p>1.8953</text:p>
          </table:table-cell>
          <table:table-cell table:number-columns-repeated="2"/>
          <table:table-cell table:formula="of:=IF(ISODD(ROW([.D116]));[.D116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17]));[.D117];&quot;&quot;)" office:value-type="float" office:value="1.8958" calcext:value-type="float">
            <text:p>1.8958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58" calcext:value-type="float">
            <text:p>1.8958</text:p>
          </table:table-cell>
          <table:table-cell table:number-columns-repeated="2"/>
          <table:table-cell table:formula="of:=IF(ISODD(ROW([.D118]));[.D118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119]));[.D119];&quot;&quot;)" office:value-type="float" office:value="2.05829" calcext:value-type="float">
            <text:p>2.05829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5829" calcext:value-type="float">
            <text:p>2.05829</text:p>
          </table:table-cell>
          <table:table-cell table:number-columns-repeated="2"/>
          <table:table-cell table:formula="of:=IF(ISODD(ROW([.D120]));[.D120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21]));[.D121];&quot;&quot;)" office:value-type="float" office:value="1.93218" calcext:value-type="float">
            <text:p>1.93218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218" calcext:value-type="float">
            <text:p>1.93218</text:p>
          </table:table-cell>
          <table:table-cell table:number-columns-repeated="2"/>
          <table:table-cell table:formula="of:=IF(ISODD(ROW([.D122]));[.D122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123]));[.D123];&quot;&quot;)" office:value-type="float" office:value="2.04752" calcext:value-type="float">
            <text:p>2.0475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4752" calcext:value-type="float">
            <text:p>2.04752</text:p>
          </table:table-cell>
          <table:table-cell table:number-columns-repeated="2"/>
          <table:table-cell table:formula="of:=IF(ISODD(ROW([.D124]));[.D124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25]));[.D125];&quot;&quot;)" office:value-type="float" office:value="1.93119" calcext:value-type="float">
            <text:p>1.93119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119" calcext:value-type="float">
            <text:p>1.93119</text:p>
          </table:table-cell>
          <table:table-cell table:number-columns-repeated="2"/>
          <table:table-cell table:formula="of:=IF(ISODD(ROW([.D126]));[.D126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127]));[.D127];&quot;&quot;)" office:value-type="float" office:value="2.04947" calcext:value-type="float">
            <text:p>2.04947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4947" calcext:value-type="float">
            <text:p>2.04947</text:p>
          </table:table-cell>
          <table:table-cell table:number-columns-repeated="2"/>
          <table:table-cell table:formula="of:=IF(ISODD(ROW([.D128]));[.D128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29]));[.D129];&quot;&quot;)" office:value-type="float" office:value="1.9311" calcext:value-type="float">
            <text:p>1.931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11" calcext:value-type="float">
            <text:p>1.9311</text:p>
          </table:table-cell>
          <table:table-cell table:number-columns-repeated="2"/>
          <table:table-cell table:formula="of:=IF(ISODD(ROW([.D130]));[.D130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31]));[.D131];&quot;&quot;)" office:value-type="float" office:value="1.93176" calcext:value-type="float">
            <text:p>1.93176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176" calcext:value-type="float">
            <text:p>1.93176</text:p>
          </table:table-cell>
          <table:table-cell table:number-columns-repeated="2"/>
          <table:table-cell table:formula="of:=IF(ISODD(ROW([.D132]));[.D132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133]));[.D133];&quot;&quot;)" office:value-type="float" office:value="2.07546" calcext:value-type="float">
            <text:p>2.07546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7546" calcext:value-type="float">
            <text:p>2.07546</text:p>
          </table:table-cell>
          <table:table-cell table:number-columns-repeated="2"/>
          <table:table-cell table:formula="of:=IF(ISODD(ROW([.D134]));[.D134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35]));[.D135];&quot;&quot;)" office:value-type="float" office:value="1.95162" calcext:value-type="float">
            <text:p>1.9516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162" calcext:value-type="float">
            <text:p>1.95162</text:p>
          </table:table-cell>
          <table:table-cell table:number-columns-repeated="2"/>
          <table:table-cell table:formula="of:=IF(ISODD(ROW([.D136]));[.D136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137]));[.D137];&quot;&quot;)" office:value-type="float" office:value="2.07085" calcext:value-type="float">
            <text:p>2.07085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7085" calcext:value-type="float">
            <text:p>2.07085</text:p>
          </table:table-cell>
          <table:table-cell table:number-columns-repeated="2"/>
          <table:table-cell table:formula="of:=IF(ISODD(ROW([.D138]));[.D138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39]));[.D139];&quot;&quot;)" office:value-type="float" office:value="1.95103" calcext:value-type="float">
            <text:p>1.95103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103" calcext:value-type="float">
            <text:p>1.95103</text:p>
          </table:table-cell>
          <table:table-cell table:number-columns-repeated="2"/>
          <table:table-cell table:formula="of:=IF(ISODD(ROW([.D140]));[.D140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141]));[.D141];&quot;&quot;)" office:value-type="float" office:value="2.06309" calcext:value-type="float">
            <text:p>2.06309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6309" calcext:value-type="float">
            <text:p>2.06309</text:p>
          </table:table-cell>
          <table:table-cell table:number-columns-repeated="2"/>
          <table:table-cell table:formula="of:=IF(ISODD(ROW([.D142]));[.D142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43]));[.D143];&quot;&quot;)" office:value-type="float" office:value="1.95054" calcext:value-type="float">
            <text:p>1.95054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054" calcext:value-type="float">
            <text:p>1.95054</text:p>
          </table:table-cell>
          <table:table-cell table:number-columns-repeated="2"/>
          <table:table-cell table:formula="of:=IF(ISODD(ROW([.D144]));[.D144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45]));[.D145];&quot;&quot;)" office:value-type="float" office:value="1.95139" calcext:value-type="float">
            <text:p>1.95139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139" calcext:value-type="float">
            <text:p>1.95139</text:p>
          </table:table-cell>
          <table:table-cell table:number-columns-repeated="2"/>
          <table:table-cell table:formula="of:=IF(ISODD(ROW([.D146]));[.D146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147]));[.D147];&quot;&quot;)" office:value-type="float" office:value="1.89656" calcext:value-type="float">
            <text:p>1.89656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656" calcext:value-type="float">
            <text:p>1.89656</text:p>
          </table:table-cell>
          <table:table-cell table:number-columns-repeated="2"/>
          <table:table-cell table:formula="of:=IF(ISODD(ROW([.D148]));[.D148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49]));[.D149];&quot;&quot;)" office:value-type="float" office:value="1.90531" calcext:value-type="float">
            <text:p>1.9053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531" calcext:value-type="float">
            <text:p>1.90531</text:p>
          </table:table-cell>
          <table:table-cell table:number-columns-repeated="2"/>
          <table:table-cell table:formula="of:=IF(ISODD(ROW([.D150]));[.D150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151]));[.D151];&quot;&quot;)" office:value-type="float" office:value="1.89015" calcext:value-type="float">
            <text:p>1.89015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015" calcext:value-type="float">
            <text:p>1.89015</text:p>
          </table:table-cell>
          <table:table-cell table:number-columns-repeated="2"/>
          <table:table-cell table:formula="of:=IF(ISODD(ROW([.D152]));[.D152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53]));[.D153];&quot;&quot;)" office:value-type="float" office:value="1.90454" calcext:value-type="float">
            <text:p>1.90454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454" calcext:value-type="float">
            <text:p>1.90454</text:p>
          </table:table-cell>
          <table:table-cell table:number-columns-repeated="2"/>
          <table:table-cell table:formula="of:=IF(ISODD(ROW([.D154]));[.D154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ISODD(ROW([.D155]));[.D155];&quot;&quot;)" office:value-type="float" office:value="1.89" calcext:value-type="float">
            <text:p>1.89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" calcext:value-type="float">
            <text:p>1.89</text:p>
          </table:table-cell>
          <table:table-cell table:number-columns-repeated="2"/>
          <table:table-cell table:formula="of:=IF(ISODD(ROW([.D156]));[.D156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57]));[.D157];&quot;&quot;)" office:value-type="float" office:value="1.90432" calcext:value-type="float">
            <text:p>1.9043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432" calcext:value-type="float">
            <text:p>1.90432</text:p>
          </table:table-cell>
          <table:table-cell table:number-columns-repeated="2"/>
          <table:table-cell table:formula="of:=IF(ISODD(ROW([.D158]));[.D158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59]));[.D159];&quot;&quot;)" office:value-type="float" office:value="1.90492" calcext:value-type="float">
            <text:p>1.9049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492" calcext:value-type="float">
            <text:p>1.90492</text:p>
          </table:table-cell>
          <table:table-cell table:number-columns-repeated="2"/>
          <table:table-cell table:formula="of:=IF(ISODD(ROW([.D160]));[.D160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61]));[.D161];&quot;&quot;)" office:value-type="float" office:value="1.89579" calcext:value-type="float">
            <text:p>1.89579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579" calcext:value-type="float">
            <text:p>1.89579</text:p>
          </table:table-cell>
          <table:table-cell table:number-columns-repeated="2"/>
          <table:table-cell table:formula="of:=IF(ISODD(ROW([.D162]));[.D162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63]));[.D163];&quot;&quot;)" office:value-type="float" office:value="1.89498" calcext:value-type="float">
            <text:p>1.89498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498" calcext:value-type="float">
            <text:p>1.89498</text:p>
          </table:table-cell>
          <table:table-cell table:number-columns-repeated="2"/>
          <table:table-cell table:formula="of:=IF(ISODD(ROW([.D164]));[.D164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65]));[.D165];&quot;&quot;)" office:value-type="float" office:value="1.89508" calcext:value-type="float">
            <text:p>1.89508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508" calcext:value-type="float">
            <text:p>1.89508</text:p>
          </table:table-cell>
          <table:table-cell table:number-columns-repeated="2"/>
          <table:table-cell table:formula="of:=IF(ISODD(ROW([.D166]));[.D166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67]));[.D167];&quot;&quot;)" office:value-type="float" office:value="1.89556" calcext:value-type="float">
            <text:p>1.89556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556" calcext:value-type="float">
            <text:p>1.89556</text:p>
          </table:table-cell>
          <table:table-cell table:number-columns-repeated="2"/>
          <table:table-cell table:formula="of:=IF(ISODD(ROW([.D168]));[.D168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69]));[.D169];&quot;&quot;)" office:value-type="float" office:value="1.93424" calcext:value-type="float">
            <text:p>1.93424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424" calcext:value-type="float">
            <text:p>1.93424</text:p>
          </table:table-cell>
          <table:table-cell table:number-columns-repeated="2"/>
          <table:table-cell table:formula="of:=IF(ISODD(ROW([.D170]));[.D170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71]));[.D171];&quot;&quot;)" office:value-type="float" office:value="1.93324" calcext:value-type="float">
            <text:p>1.93324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324" calcext:value-type="float">
            <text:p>1.93324</text:p>
          </table:table-cell>
          <table:table-cell table:number-columns-repeated="2"/>
          <table:table-cell table:formula="of:=IF(ISODD(ROW([.D172]));[.D172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73]));[.D173];&quot;&quot;)" office:value-type="float" office:value="1.93313" calcext:value-type="float">
            <text:p>1.93313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313" calcext:value-type="float">
            <text:p>1.93313</text:p>
          </table:table-cell>
          <table:table-cell table:number-columns-repeated="2"/>
          <table:table-cell table:formula="of:=IF(ISODD(ROW([.D174]));[.D174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75]));[.D175];&quot;&quot;)" office:value-type="float" office:value="1.93383" calcext:value-type="float">
            <text:p>1.93383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383" calcext:value-type="float">
            <text:p>1.93383</text:p>
          </table:table-cell>
          <table:table-cell table:number-columns-repeated="2"/>
          <table:table-cell table:formula="of:=IF(ISODD(ROW([.D176]));[.D176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77]));[.D177];&quot;&quot;)" office:value-type="float" office:value="1.95359" calcext:value-type="float">
            <text:p>1.95359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359" calcext:value-type="float">
            <text:p>1.95359</text:p>
          </table:table-cell>
          <table:table-cell table:number-columns-repeated="2"/>
          <table:table-cell table:formula="of:=IF(ISODD(ROW([.D178]));[.D178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79]));[.D179];&quot;&quot;)" office:value-type="float" office:value="1.95299" calcext:value-type="float">
            <text:p>1.95299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299" calcext:value-type="float">
            <text:p>1.95299</text:p>
          </table:table-cell>
          <table:table-cell table:number-columns-repeated="2"/>
          <table:table-cell table:formula="of:=IF(ISODD(ROW([.D180]));[.D180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81]));[.D181];&quot;&quot;)" office:value-type="float" office:value="1.95248" calcext:value-type="float">
            <text:p>1.95248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248" calcext:value-type="float">
            <text:p>1.95248</text:p>
          </table:table-cell>
          <table:table-cell table:number-columns-repeated="2"/>
          <table:table-cell table:formula="of:=IF(ISODD(ROW([.D182]));[.D182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83]));[.D183];&quot;&quot;)" office:value-type="float" office:value="1.95337" calcext:value-type="float">
            <text:p>1.95337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337" calcext:value-type="float">
            <text:p>1.95337</text:p>
          </table:table-cell>
          <table:table-cell table:number-columns-repeated="2"/>
          <table:table-cell table:formula="of:=IF(ISODD(ROW([.D184]));[.D184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85]));[.D185];&quot;&quot;)" office:value-type="float" office:value="1.90738" calcext:value-type="float">
            <text:p>1.90738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738" calcext:value-type="float">
            <text:p>1.90738</text:p>
          </table:table-cell>
          <table:table-cell table:number-columns-repeated="2"/>
          <table:table-cell table:formula="of:=IF(ISODD(ROW([.D186]));[.D186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87]));[.D187];&quot;&quot;)" office:value-type="float" office:value="1.90661" calcext:value-type="float">
            <text:p>1.9066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661" calcext:value-type="float">
            <text:p>1.90661</text:p>
          </table:table-cell>
          <table:table-cell table:number-columns-repeated="2"/>
          <table:table-cell table:formula="of:=IF(ISODD(ROW([.D188]));[.D188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89]));[.D189];&quot;&quot;)" office:value-type="float" office:value="1.90637" calcext:value-type="float">
            <text:p>1.90637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637" calcext:value-type="float">
            <text:p>1.90637</text:p>
          </table:table-cell>
          <table:table-cell table:number-columns-repeated="2"/>
          <table:table-cell table:formula="of:=IF(ISODD(ROW([.D190]));[.D190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91]));[.D191];&quot;&quot;)" office:value-type="float" office:value="1.907" calcext:value-type="float">
            <text:p>1.907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7" calcext:value-type="float">
            <text:p>1.907</text:p>
          </table:table-cell>
          <table:table-cell table:number-columns-repeated="2"/>
          <table:table-cell table:formula="of:=IF(ISODD(ROW([.D192]));[.D192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93]));[.D193];&quot;&quot;)" office:value-type="float" office:value="1.89793" calcext:value-type="float">
            <text:p>1.89793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793" calcext:value-type="float">
            <text:p>1.89793</text:p>
          </table:table-cell>
          <table:table-cell table:number-columns-repeated="2"/>
          <table:table-cell table:formula="of:=IF(ISODD(ROW([.D194]));[.D194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95]));[.D195];&quot;&quot;)" office:value-type="float" office:value="1.89712" calcext:value-type="float">
            <text:p>1.8971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712" calcext:value-type="float">
            <text:p>1.89712</text:p>
          </table:table-cell>
          <table:table-cell table:number-columns-repeated="2"/>
          <table:table-cell table:formula="of:=IF(ISODD(ROW([.D196]));[.D196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97]));[.D197];&quot;&quot;)" office:value-type="float" office:value="1.8972" calcext:value-type="float">
            <text:p>1.897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72" calcext:value-type="float">
            <text:p>1.8972</text:p>
          </table:table-cell>
          <table:table-cell table:number-columns-repeated="2"/>
          <table:table-cell table:formula="of:=IF(ISODD(ROW([.D198]));[.D198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99]));[.D199];&quot;&quot;)" office:value-type="float" office:value="1.89773" calcext:value-type="float">
            <text:p>1.89773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773" calcext:value-type="float">
            <text:p>1.89773</text:p>
          </table:table-cell>
          <table:table-cell table:number-columns-repeated="2"/>
          <table:table-cell table:formula="of:=IF(ISODD(ROW([.D200]));[.D200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IF(ISODD(ROW([.D201]));[.D201];&quot;&quot;)" office:value-type="float" office:value="0" calcext:value-type="float">
            <text:p>0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</table:table>
      <table:table table:name="res4=0_cleaned" table:style-name="ta1">
        <office:forms form:automatic-focus="false" form:apply-design-mode="false"/>
        <table:table-column table:style-name="co15" table:number-columns-repeated="7" table:default-cell-style-name="Default"/>
        <table:table-row table:style-name="ro1">
          <table:table-cell office:value-type="string" calcext:value-type="string">
            <text:p>jpi1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jpi3</text:p>
          </table:table-cell>
          <table:table-cell office:value-type="string" calcext:value-type="string">
            <text:p>jpi4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X^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8293" calcext:value-type="float">
            <text:p>1.882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8325" calcext:value-type="float">
            <text:p>1.88325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9015" calcext:value-type="float">
            <text:p>1.890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905" calcext:value-type="float">
            <text:p>1.89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498" calcext:value-type="float">
            <text:p>1.894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508" calcext:value-type="float">
            <text:p>1.895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52" calcext:value-type="float">
            <text:p>1.89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53" calcext:value-type="float">
            <text:p>1.895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556" calcext:value-type="float">
            <text:p>1.89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579" calcext:value-type="float">
            <text:p>1.8957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58" calcext:value-type="float">
            <text:p>1.89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602" calcext:value-type="float">
            <text:p>1.896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9656" calcext:value-type="float">
            <text:p>1.89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712" calcext:value-type="float">
            <text:p>1.897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72" calcext:value-type="float">
            <text:p>1.8972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773" calcext:value-type="float">
            <text:p>1.897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793" calcext:value-type="float">
            <text:p>1.897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812" calcext:value-type="float">
            <text:p>1.898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82" calcext:value-type="float">
            <text:p>1.898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871" calcext:value-type="float">
            <text:p>1.898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892" calcext:value-type="float">
            <text:p>1.8989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432" calcext:value-type="float">
            <text:p>1.9043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44" calcext:value-type="float">
            <text:p>1.90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454" calcext:value-type="float">
            <text:p>1.904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462" calcext:value-type="float">
            <text:p>1.904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492" calcext:value-type="float">
            <text:p>1.904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501" calcext:value-type="float">
            <text:p>1.905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531" calcext:value-type="float">
            <text:p>1.905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54" calcext:value-type="float">
            <text:p>1.905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637" calcext:value-type="float">
            <text:p>1.906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661" calcext:value-type="float">
            <text:p>1.906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7" calcext:value-type="float">
            <text:p>1.90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731" calcext:value-type="float">
            <text:p>1.907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738" calcext:value-type="float">
            <text:p>1.907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755" calcext:value-type="float">
            <text:p>1.907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793" calcext:value-type="float">
            <text:p>1.907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832" calcext:value-type="float">
            <text:p>1.9083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1353" calcext:value-type="float">
            <text:p>1.913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1492" calcext:value-type="float">
            <text:p>1.914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2094" calcext:value-type="float">
            <text:p>1.920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11" calcext:value-type="float">
            <text:p>1.93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119" calcext:value-type="float">
            <text:p>1.931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123" calcext:value-type="float">
            <text:p>1.931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133" calcext:value-type="float">
            <text:p>1.931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176" calcext:value-type="float">
            <text:p>1.931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191" calcext:value-type="float">
            <text:p>1.9319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218" calcext:value-type="float">
            <text:p>1.932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234" calcext:value-type="float">
            <text:p>1.932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313" calcext:value-type="float">
            <text:p>1.933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324" calcext:value-type="float">
            <text:p>1.933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383" calcext:value-type="float">
            <text:p>1.933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404" calcext:value-type="float">
            <text:p>1.934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414" calcext:value-type="float">
            <text:p>1.934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424" calcext:value-type="float">
            <text:p>1.934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472" calcext:value-type="float">
            <text:p>1.9347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514" calcext:value-type="float">
            <text:p>1.93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048" calcext:value-type="float">
            <text:p>1.950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054" calcext:value-type="float">
            <text:p>1.9505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098" calcext:value-type="float">
            <text:p>1.9509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103" calcext:value-type="float">
            <text:p>1.951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135" calcext:value-type="float">
            <text:p>1.951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139" calcext:value-type="float">
            <text:p>1.951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158" calcext:value-type="float">
            <text:p>1.951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162" calcext:value-type="float">
            <text:p>1.951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248" calcext:value-type="float">
            <text:p>1.9524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299" calcext:value-type="float">
            <text:p>1.952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337" calcext:value-type="float">
            <text:p>1.953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349" calcext:value-type="float">
            <text:p>1.953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359" calcext:value-type="float">
            <text:p>1.9535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4" calcext:value-type="float">
            <text:p>1.9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436" calcext:value-type="float">
            <text:p>1.954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459" calcext:value-type="float">
            <text:p>1.954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4239" calcext:value-type="float">
            <text:p>2.04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4429" calcext:value-type="float">
            <text:p>2.044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4752" calcext:value-type="float">
            <text:p>2.047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4947" calcext:value-type="float">
            <text:p>2.049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5257" calcext:value-type="float">
            <text:p>2.052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5416" calcext:value-type="float">
            <text:p>2.054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5829" calcext:value-type="float">
            <text:p>2.05829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603" calcext:value-type="float">
            <text:p>2.06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6309" calcext:value-type="float">
            <text:p>2.063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6595" calcext:value-type="float">
            <text:p>2.0659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7085" calcext:value-type="float">
            <text:p>2.070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7192" calcext:value-type="float">
            <text:p>2.071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7258" calcext:value-type="float">
            <text:p>2.072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7546" calcext:value-type="float">
            <text:p>2.07546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8235" calcext:value-type="float">
            <text:p>2.082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8551" calcext:value-type="float">
            <text:p>2.085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8717" calcext:value-type="float">
            <text:p>2.0871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9452" calcext:value-type="float">
            <text:p>2.094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9886" calcext:value-type="float">
            <text:p>2.098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4085" calcext:value-type="float">
            <text:p>2.140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7266" calcext:value-type="float">
            <text:p>2.17266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3452" calcext:value-type="float">
            <text:p>2.2345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8981" calcext:value-type="float">
            <text:p>2.2898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.31538" calcext:value-type="float">
            <text:p>2.315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1975" calcext:value-type="float">
            <text:p>2.3197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924" calcext:value-type="float">
            <text:p>2.3924</text:p>
          </table:table-cell>
        </table:table-row>
      </table:table>
      <table:table table:name="all" table:style-name="ta1">
        <office:forms form:automatic-focus="false" form:apply-design-mode="false"/>
        <table:table-column table:style-name="co15" table:number-columns-repeated="7" table:default-cell-style-name="Default"/>
        <table:table-row table:style-name="ro1">
          <table:table-cell office:value-type="string" calcext:value-type="string">
            <text:p>jpi1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jpi3</text:p>
          </table:table-cell>
          <table:table-cell office:value-type="string" calcext:value-type="string">
            <text:p>jpi4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X^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8293" calcext:value-type="float">
            <text:p>1.882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8325" calcext:value-type="float">
            <text:p>1.8832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8467" calcext:value-type="float">
            <text:p>1.884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8468" calcext:value-type="float">
            <text:p>1.8846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8514" calcext:value-type="float">
            <text:p>1.885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8525" calcext:value-type="float">
            <text:p>1.885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8872" calcext:value-type="float">
            <text:p>1.88872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8889" calcext:value-type="float">
            <text:p>1.888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8913" calcext:value-type="float">
            <text:p>1.88913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8928" calcext:value-type="float">
            <text:p>1.889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8966" calcext:value-type="float">
            <text:p>1.88966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9015" calcext:value-type="float">
            <text:p>1.890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9041" calcext:value-type="float">
            <text:p>1.890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905" calcext:value-type="float">
            <text:p>1.89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498" calcext:value-type="float">
            <text:p>1.894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508" calcext:value-type="float">
            <text:p>1.895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52" calcext:value-type="float">
            <text:p>1.89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9528" calcext:value-type="float">
            <text:p>1.895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53" calcext:value-type="float">
            <text:p>1.895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556" calcext:value-type="float">
            <text:p>1.89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573" calcext:value-type="float">
            <text:p>1.895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575" calcext:value-type="float">
            <text:p>1.895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577" calcext:value-type="float">
            <text:p>1.895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579" calcext:value-type="float">
            <text:p>1.8957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58" calcext:value-type="float">
            <text:p>1.89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9589" calcext:value-type="float">
            <text:p>1.895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597" calcext:value-type="float">
            <text:p>1.895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6" calcext:value-type="float">
            <text:p>1.8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6" calcext:value-type="float">
            <text:p>1.8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602" calcext:value-type="float">
            <text:p>1.896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9656" calcext:value-type="float">
            <text:p>1.89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712" calcext:value-type="float">
            <text:p>1.897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72" calcext:value-type="float">
            <text:p>1.8972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773" calcext:value-type="float">
            <text:p>1.897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788" calcext:value-type="float">
            <text:p>1.897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79" calcext:value-type="float">
            <text:p>1.89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791" calcext:value-type="float">
            <text:p>1.897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793" calcext:value-type="float">
            <text:p>1.897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806" calcext:value-type="float">
            <text:p>1.898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809" calcext:value-type="float">
            <text:p>1.898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81" calcext:value-type="float">
            <text:p>1.89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812" calcext:value-type="float">
            <text:p>1.898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815" calcext:value-type="float">
            <text:p>1.898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817" calcext:value-type="float">
            <text:p>1.898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818" calcext:value-type="float">
            <text:p>1.898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82" calcext:value-type="float">
            <text:p>1.898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865" calcext:value-type="float">
            <text:p>1.8986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868" calcext:value-type="float">
            <text:p>1.8986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869" calcext:value-type="float">
            <text:p>1.8986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871" calcext:value-type="float">
            <text:p>1.898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887" calcext:value-type="float">
            <text:p>1.898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889" calcext:value-type="float">
            <text:p>1.898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89" calcext:value-type="float">
            <text:p>1.89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892" calcext:value-type="float">
            <text:p>1.898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08" calcext:value-type="float">
            <text:p>1.90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081" calcext:value-type="float">
            <text:p>1.900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085" calcext:value-type="float">
            <text:p>1.900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097" calcext:value-type="float">
            <text:p>1.900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098" calcext:value-type="float">
            <text:p>1.900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101" calcext:value-type="float">
            <text:p>1.901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104" calcext:value-type="float">
            <text:p>1.901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105" calcext:value-type="float">
            <text:p>1.901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108" calcext:value-type="float">
            <text:p>1.90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12" calcext:value-type="float">
            <text:p>1.90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121" calcext:value-type="float">
            <text:p>1.901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124" calcext:value-type="float">
            <text:p>1.9012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126" calcext:value-type="float">
            <text:p>1.9012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127" calcext:value-type="float">
            <text:p>1.9012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131" calcext:value-type="float">
            <text:p>1.9013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151" calcext:value-type="float">
            <text:p>1.9015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152" calcext:value-type="float">
            <text:p>1.9015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155" calcext:value-type="float">
            <text:p>1.901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29" calcext:value-type="float">
            <text:p>1.90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291" calcext:value-type="float">
            <text:p>1.902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293" calcext:value-type="float">
            <text:p>1.902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305" calcext:value-type="float">
            <text:p>1.903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306" calcext:value-type="float">
            <text:p>1.903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308" calcext:value-type="float">
            <text:p>1.90308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342" calcext:value-type="float">
            <text:p>1.9034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432" calcext:value-type="float">
            <text:p>1.9043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44" calcext:value-type="float">
            <text:p>1.90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454" calcext:value-type="float">
            <text:p>1.904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462" calcext:value-type="float">
            <text:p>1.904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492" calcext:value-type="float">
            <text:p>1.904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501" calcext:value-type="float">
            <text:p>1.905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528" calcext:value-type="float">
            <text:p>1.905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528" calcext:value-type="float">
            <text:p>1.905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531" calcext:value-type="float">
            <text:p>1.905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532" calcext:value-type="float">
            <text:p>1.905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537" calcext:value-type="float">
            <text:p>1.90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538" calcext:value-type="float">
            <text:p>1.905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54" calcext:value-type="float">
            <text:p>1.90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541" calcext:value-type="float">
            <text:p>1.9054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637" calcext:value-type="float">
            <text:p>1.906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661" calcext:value-type="float">
            <text:p>1.906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7" calcext:value-type="float">
            <text:p>1.90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727" calcext:value-type="float">
            <text:p>1.9072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728" calcext:value-type="float">
            <text:p>1.9072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731" calcext:value-type="float">
            <text:p>1.9073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731" calcext:value-type="float">
            <text:p>1.907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735" calcext:value-type="float">
            <text:p>1.907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735" calcext:value-type="float">
            <text:p>1.907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738" calcext:value-type="float">
            <text:p>1.907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738" calcext:value-type="float">
            <text:p>1.907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751" calcext:value-type="float">
            <text:p>1.907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752" calcext:value-type="float">
            <text:p>1.907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755" calcext:value-type="float">
            <text:p>1.907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755" calcext:value-type="float">
            <text:p>1.907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789" calcext:value-type="float">
            <text:p>1.907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79" calcext:value-type="float">
            <text:p>1.90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793" calcext:value-type="float">
            <text:p>1.907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793" calcext:value-type="float">
            <text:p>1.907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828" calcext:value-type="float">
            <text:p>1.908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829" calcext:value-type="float">
            <text:p>1.908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832" calcext:value-type="float">
            <text:p>1.908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832" calcext:value-type="float">
            <text:p>1.9083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069" calcext:value-type="float">
            <text:p>1.91069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071" calcext:value-type="float">
            <text:p>1.91071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075" calcext:value-type="float">
            <text:p>1.9107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077" calcext:value-type="float">
            <text:p>1.9107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079" calcext:value-type="float">
            <text:p>1.9107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083" calcext:value-type="float">
            <text:p>1.910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086" calcext:value-type="float">
            <text:p>1.910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088" calcext:value-type="float">
            <text:p>1.910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092" calcext:value-type="float">
            <text:p>1.910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095" calcext:value-type="float">
            <text:p>1.910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097" calcext:value-type="float">
            <text:p>1.910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101" calcext:value-type="float">
            <text:p>1.911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11" calcext:value-type="float">
            <text:p>1.91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112" calcext:value-type="float">
            <text:p>1.911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116" calcext:value-type="float">
            <text:p>1.911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12" calcext:value-type="float">
            <text:p>1.91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122" calcext:value-type="float">
            <text:p>1.911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126" calcext:value-type="float">
            <text:p>1.9112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1254" calcext:value-type="float">
            <text:p>1.9125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1256" calcext:value-type="float">
            <text:p>1.9125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269" calcext:value-type="float">
            <text:p>1.9126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271" calcext:value-type="float">
            <text:p>1.9127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274" calcext:value-type="float">
            <text:p>1.912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288" calcext:value-type="float">
            <text:p>1.91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29" calcext:value-type="float">
            <text:p>1.9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293" calcext:value-type="float">
            <text:p>1.912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314" calcext:value-type="float">
            <text:p>1.913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316" calcext:value-type="float">
            <text:p>1.913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319" calcext:value-type="float">
            <text:p>1.9131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1353" calcext:value-type="float">
            <text:p>1.913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1399" calcext:value-type="float">
            <text:p>1.913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1402" calcext:value-type="float">
            <text:p>1.914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1492" calcext:value-type="float">
            <text:p>1.914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1998" calcext:value-type="float">
            <text:p>1.919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2002" calcext:value-type="float">
            <text:p>1.920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2094" calcext:value-type="float">
            <text:p>1.920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109" calcext:value-type="float">
            <text:p>1.931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109" calcext:value-type="float">
            <text:p>1.931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11" calcext:value-type="float">
            <text:p>1.9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112" calcext:value-type="float">
            <text:p>1.931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118" calcext:value-type="float">
            <text:p>1.931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119" calcext:value-type="float">
            <text:p>1.931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119" calcext:value-type="float">
            <text:p>1.931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121" calcext:value-type="float">
            <text:p>1.931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123" calcext:value-type="float">
            <text:p>1.931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123" calcext:value-type="float">
            <text:p>1.931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124" calcext:value-type="float">
            <text:p>1.931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125" calcext:value-type="float">
            <text:p>1.93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133" calcext:value-type="float">
            <text:p>1.931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133" calcext:value-type="float">
            <text:p>1.931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133" calcext:value-type="float">
            <text:p>1.931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135" calcext:value-type="float">
            <text:p>1.931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175" calcext:value-type="float">
            <text:p>1.931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176" calcext:value-type="float">
            <text:p>1.931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176" calcext:value-type="float">
            <text:p>1.931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178" calcext:value-type="float">
            <text:p>1.931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191" calcext:value-type="float">
            <text:p>1.931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191" calcext:value-type="float">
            <text:p>1.931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192" calcext:value-type="float">
            <text:p>1.931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193" calcext:value-type="float">
            <text:p>1.931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218" calcext:value-type="float">
            <text:p>1.932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218" calcext:value-type="float">
            <text:p>1.932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218" calcext:value-type="float">
            <text:p>1.932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22" calcext:value-type="float">
            <text:p>1.932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233" calcext:value-type="float">
            <text:p>1.932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234" calcext:value-type="float">
            <text:p>1.9323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234" calcext:value-type="float">
            <text:p>1.9323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235" calcext:value-type="float">
            <text:p>1.932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313" calcext:value-type="float">
            <text:p>1.933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313" calcext:value-type="float">
            <text:p>1.933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313" calcext:value-type="float">
            <text:p>1.933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314" calcext:value-type="float">
            <text:p>1.933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324" calcext:value-type="float">
            <text:p>1.933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324" calcext:value-type="float">
            <text:p>1.933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324" calcext:value-type="float">
            <text:p>1.933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325" calcext:value-type="float">
            <text:p>1.933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383" calcext:value-type="float">
            <text:p>1.933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383" calcext:value-type="float">
            <text:p>1.933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383" calcext:value-type="float">
            <text:p>1.933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384" calcext:value-type="float">
            <text:p>1.933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403" calcext:value-type="float">
            <text:p>1.934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404" calcext:value-type="float">
            <text:p>1.934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404" calcext:value-type="float">
            <text:p>1.934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405" calcext:value-type="float">
            <text:p>1.934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414" calcext:value-type="float">
            <text:p>1.934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414" calcext:value-type="float">
            <text:p>1.934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414" calcext:value-type="float">
            <text:p>1.934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416" calcext:value-type="float">
            <text:p>1.934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424" calcext:value-type="float">
            <text:p>1.9342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424" calcext:value-type="float">
            <text:p>1.9342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424" calcext:value-type="float">
            <text:p>1.9342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425" calcext:value-type="float">
            <text:p>1.934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472" calcext:value-type="float">
            <text:p>1.934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472" calcext:value-type="float">
            <text:p>1.934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472" calcext:value-type="float">
            <text:p>1.9347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514" calcext:value-type="float">
            <text:p>1.9351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514" calcext:value-type="float">
            <text:p>1.9351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514" calcext:value-type="float">
            <text:p>1.9351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515" calcext:value-type="float">
            <text:p>1.935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048" calcext:value-type="float">
            <text:p>1.950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054" calcext:value-type="float">
            <text:p>1.9505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098" calcext:value-type="float">
            <text:p>1.9509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103" calcext:value-type="float">
            <text:p>1.951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135" calcext:value-type="float">
            <text:p>1.951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139" calcext:value-type="float">
            <text:p>1.951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152" calcext:value-type="float">
            <text:p>1.951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156" calcext:value-type="float">
            <text:p>1.9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156" calcext:value-type="float">
            <text:p>1.95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157" calcext:value-type="float">
            <text:p>1.951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158" calcext:value-type="float">
            <text:p>1.951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161" calcext:value-type="float">
            <text:p>1.95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161" calcext:value-type="float">
            <text:p>1.95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162" calcext:value-type="float">
            <text:p>1.951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248" calcext:value-type="float">
            <text:p>1.9524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299" calcext:value-type="float">
            <text:p>1.952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337" calcext:value-type="float">
            <text:p>1.953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343" calcext:value-type="float">
            <text:p>1.953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348" calcext:value-type="float">
            <text:p>1.953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348" calcext:value-type="float">
            <text:p>1.953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349" calcext:value-type="float">
            <text:p>1.953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353" calcext:value-type="float">
            <text:p>1.953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357" calcext:value-type="float">
            <text:p>1.953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358" calcext:value-type="float">
            <text:p>1.953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359" calcext:value-type="float">
            <text:p>1.9535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394" calcext:value-type="float">
            <text:p>1.9539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398" calcext:value-type="float">
            <text:p>1.9539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399" calcext:value-type="float">
            <text:p>1.9539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4" calcext:value-type="float">
            <text:p>1.9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43" calcext:value-type="float">
            <text:p>1.95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435" calcext:value-type="float">
            <text:p>1.954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435" calcext:value-type="float">
            <text:p>1.954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436" calcext:value-type="float">
            <text:p>1.954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452" calcext:value-type="float">
            <text:p>1.954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457" calcext:value-type="float">
            <text:p>1.954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458" calcext:value-type="float">
            <text:p>1.954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459" calcext:value-type="float">
            <text:p>1.954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84" calcext:value-type="float">
            <text:p>1.95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845" calcext:value-type="float">
            <text:p>1.958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847" calcext:value-type="float">
            <text:p>1.958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847" calcext:value-type="float">
            <text:p>1.958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852" calcext:value-type="float">
            <text:p>1.958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852" calcext:value-type="float">
            <text:p>1.9585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886" calcext:value-type="float">
            <text:p>1.9588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89" calcext:value-type="float">
            <text:p>1.9589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892" calcext:value-type="float">
            <text:p>1.9589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892" calcext:value-type="float">
            <text:p>1.9589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897" calcext:value-type="float">
            <text:p>1.9589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897" calcext:value-type="float">
            <text:p>1.958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909" calcext:value-type="float">
            <text:p>1.959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912" calcext:value-type="float">
            <text:p>1.959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916" calcext:value-type="float">
            <text:p>1.959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916" calcext:value-type="float">
            <text:p>1.959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919" calcext:value-type="float">
            <text:p>1.959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92" calcext:value-type="float">
            <text:p>1.95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6035" calcext:value-type="float">
            <text:p>1.960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6041" calcext:value-type="float">
            <text:p>1.960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6042" calcext:value-type="float">
            <text:p>1.9604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6081" calcext:value-type="float">
            <text:p>1.9608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6088" calcext:value-type="float">
            <text:p>1.9608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6089" calcext:value-type="float">
            <text:p>1.960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6106" calcext:value-type="float">
            <text:p>1.961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6112" calcext:value-type="float">
            <text:p>1.961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6113" calcext:value-type="float">
            <text:p>1.961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4211" calcext:value-type="float">
            <text:p>2.042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4239" calcext:value-type="float">
            <text:p>2.042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4303" calcext:value-type="float">
            <text:p>2.043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4402" calcext:value-type="float">
            <text:p>2.044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4429" calcext:value-type="float">
            <text:p>2.044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4484" calcext:value-type="float">
            <text:p>2.044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4684" calcext:value-type="float">
            <text:p>2.046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4752" calcext:value-type="float">
            <text:p>2.047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4752" calcext:value-type="float">
            <text:p>2.047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4876" calcext:value-type="float">
            <text:p>2.048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4943" calcext:value-type="float">
            <text:p>2.049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4947" calcext:value-type="float">
            <text:p>2.049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5257" calcext:value-type="float">
            <text:p>2.052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539" calcext:value-type="float">
            <text:p>2.053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5416" calcext:value-type="float">
            <text:p>2.054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5476" calcext:value-type="float">
            <text:p>2.0547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5761" calcext:value-type="float">
            <text:p>2.0576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5827" calcext:value-type="float">
            <text:p>2.0582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5829" calcext:value-type="float">
            <text:p>2.05829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603" calcext:value-type="float">
            <text:p>2.06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6098" calcext:value-type="float">
            <text:p>2.060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6152" calcext:value-type="float">
            <text:p>2.061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6309" calcext:value-type="float">
            <text:p>2.063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6569" calcext:value-type="float">
            <text:p>2.065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6591" calcext:value-type="float">
            <text:p>2.065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6595" calcext:value-type="float">
            <text:p>2.065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685" calcext:value-type="float">
            <text:p>2.0685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686" calcext:value-type="float">
            <text:p>2.0686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6904" calcext:value-type="float">
            <text:p>2.069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6923" calcext:value-type="float">
            <text:p>2.0692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7085" calcext:value-type="float">
            <text:p>2.070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7159" calcext:value-type="float">
            <text:p>2.071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7165" calcext:value-type="float">
            <text:p>2.071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7192" calcext:value-type="float">
            <text:p>2.071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7223" calcext:value-type="float">
            <text:p>2.072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7225" calcext:value-type="float">
            <text:p>2.072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7258" calcext:value-type="float">
            <text:p>2.072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7457" calcext:value-type="float">
            <text:p>2.074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7504" calcext:value-type="float">
            <text:p>2.075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7546" calcext:value-type="float">
            <text:p>2.0754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7607" calcext:value-type="float">
            <text:p>2.076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7663" calcext:value-type="float">
            <text:p>2.0766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7678" calcext:value-type="float">
            <text:p>2.0767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8201" calcext:value-type="float">
            <text:p>2.0820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8202" calcext:value-type="float">
            <text:p>2.0820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8235" calcext:value-type="float">
            <text:p>2.082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8434" calcext:value-type="float">
            <text:p>2.084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8543" calcext:value-type="float">
            <text:p>2.085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8551" calcext:value-type="float">
            <text:p>2.085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8717" calcext:value-type="float">
            <text:p>2.0871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9342" calcext:value-type="float">
            <text:p>2.0934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9446" calcext:value-type="float">
            <text:p>2.0944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9452" calcext:value-type="float">
            <text:p>2.094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9771" calcext:value-type="float">
            <text:p>2.097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9879" calcext:value-type="float">
            <text:p>2.098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9886" calcext:value-type="float">
            <text:p>2.098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968" calcext:value-type="float">
            <text:p>2.109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431" calcext:value-type="float">
            <text:p>2.134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814" calcext:value-type="float">
            <text:p>2.138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4085" calcext:value-type="float">
            <text:p>2.140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245" calcext:value-type="float">
            <text:p>2.162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527" calcext:value-type="float">
            <text:p>2.165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7266" calcext:value-type="float">
            <text:p>2.17266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3452" calcext:value-type="float">
            <text:p>2.2345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203" calcext:value-type="float">
            <text:p>2.2420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938" calcext:value-type="float">
            <text:p>2.2593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072" calcext:value-type="float">
            <text:p>2.280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851" calcext:value-type="float">
            <text:p>2.2885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8981" calcext:value-type="float">
            <text:p>2.2898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091" calcext:value-type="float">
            <text:p>2.3109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11" calcext:value-type="float">
            <text:p>2.31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176" calcext:value-type="float">
            <text:p>2.31176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2.31538" calcext:value-type="float">
            <text:p>2.315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621" calcext:value-type="float">
            <text:p>2.316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1975" calcext:value-type="float">
            <text:p>2.3197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797" calcext:value-type="float">
            <text:p>2.3679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924" calcext:value-type="float">
            <text:p>2.392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9562" calcext:value-type="float">
            <text:p>2.39562</text:p>
          </table:table-cell>
        </table:table-row>
      </table:table>
      <table:named-expressions/>
      <table:database-ranges>
        <table:database-range table:name="__Anonymous_Sheet_DB__0" table:target-range-address="'res4=0_outputs'.H1:'res4=0_outputs'.H200" table:display-filter-buttons="true" table:orientation="column"/>
        <table:database-range table:name="__Anonymous_Sheet_DB__1" table:target-range-address="'res4=0_cleaned'.A1:'res4=0_cleaned'.G100">
          <table:sort>
            <table:sort-by table:field-number="6" table:data-type="automatic"/>
          </table:sort>
        </table:database-range>
        <table:database-range table:name="__Anonymous_Sheet_DB__2" table:target-range-address="all.A1:all.G359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30">00/00/0000</text:date>, <text:time style:data-style-name="N2" text:time-value="17:46:34.9068708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9T13:22:42.993876507</dc:date>
    <meta:editing-duration>P3DT12M50S</meta:editing-duration>
    <meta:editing-cycles>26</meta:editing-cycles>
    <meta:generator>LibreOffice/5.2.7.2$Linux_X86_64 LibreOffice_project/20m0$Build-2</meta:generator>
    <meta:document-statistic meta:table-count="3" meta:cell-count="4607" meta:object-count="0"/>
  </office:meta>
</office:document-meta>
</file>